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liexpres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nm.: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MD CAP</text:p>
          </table:table-cell>
          <table:table-cell office:value-type="string" calcext:value-type="string">
            <text:p>100 nF 0603</text:p>
          </table:table-cell>
          <table:table-cell office:value-type="float" office:value="500" calcext:value-type="float">
            <text:p>500</text:p>
          </table:table-cell>
          <table:table-cell office:value-type="float" office:value="4.14" calcext:value-type="float">
            <text:p>4,14</text:p>
          </table:table-cell>
          <table:table-cell/>
          <table:table-cell office:value-type="string" calcext:value-type="string">
            <text:p>https://www.aliexpress.com/item/100pcs-lot-18pF-NPO-Error-5-50V-0603-smd-capacitor/32319259131.html?ws_ab_test=searchweb0_0,searchweb201602_4_10152_10151_10065_10344_10068_10342_10343_10059_10340_10314_10341_10534_100031_10084_10604_10083_10103_10307_10615_10303_10142,searchweb201603_32,ppcSwitch_4&amp;algo_expid=657fe254-fec3-41de-a39d-c5b464011f89-1&amp;algo_pvid=657fe254-fec3-41de-a39d-c5b464011f89&amp;priceBeautifyAB=0</text:p>
          </table:table-cell>
        </table:table-row>
        <table:table-row table:style-name="ro1">
          <table:table-cell office:value-type="string" calcext:value-type="string">
            <text:p>SMD CAP</text:p>
          </table:table-cell>
          <table:table-cell office:value-type="string" calcext:value-type="string">
            <text:p>1 µF 0603</text:p>
          </table:table-cell>
          <table:table-cell office:value-type="float" office:value="200" calcext:value-type="float">
            <text:p>200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string" calcext:value-type="string">
            <text:p>https://www.aliexpress.com/item/Free-shipping-0603-SMD-capacitor-1UF-50V-105M-100PCS/32371840299.html?ws_ab_test=searchweb0_0,searchweb201602_4_10152_10151_10065_10344_10068_10342_10343_10059_10340_10314_10341_10534_100031_10084_10604_10083_10103_10307_10615_10303_10142,searchweb201603_32,ppcSwitch_4&amp;algo_expid=246b8dbb-3e13-40c1-aeaf-420c2ecabdf8-1&amp;algo_pvid=246b8dbb-3e13-40c1-aeaf-420c2ecabdf8&amp;priceBeautifyAB=0</text:p>
          </table:table-cell>
        </table:table-row>
        <table:table-row table:style-name="ro1">
          <table:table-cell office:value-type="string" calcext:value-type="string">
            <text:p>BATT HOLDER</text:p>
          </table:table-cell>
          <table:table-cell office:value-type="string" calcext:value-type="string">
            <text:p>3x AAA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/>
          <table:table-cell office:value-type="string" calcext:value-type="string">
            <text:p>https://www.aliexpress.com/item/1pcs-Set-18650-Li-ion-Battery-For-Flashlight-For-4-6800mah-18650-Li-ion-Battery-1/32790079648.html?ws_ab_test=searchweb0_0,searchweb201602_4_10152_10151_10065_10344_10068_10342_10343_10059_10340_10314_10341_10534_100031_10084_10604_10083_10103_10307_10615_10303_10142,searchweb201603_32,ppcSwitch_4&amp;algo_expid=78c8626a-7661-4cc0-bf8c-5f1848d1f50d-2&amp;algo_pvid=78c8626a-7661-4cc0-bf8c-5f1848d1f50d&amp;priceBeautifyAB=0</text:p>
          </table:table-cell>
        </table:table-row>
        <table:table-row table:style-name="ro1">
          <table:table-cell office:value-type="string" calcext:value-type="string">
            <text:p>SMD CAP KIT</text:p>
          </table:table-cell>
          <table:table-cell office:value-type="string" calcext:value-type="string">
            <text:p>4.7 µF 0603</text:p>
          </table:table-cell>
          <table:table-cell office:value-type="float" office:value="20" calcext:value-type="float">
            <text:p>20</text:p>
          </table:table-cell>
          <table:table-cell office:value-type="float" office:value="2.82" calcext:value-type="float">
            <text:p>2,82</text:p>
          </table:table-cell>
          <table:table-cell/>
          <table:table-cell office:value-type="string" calcext:value-type="string">
            <text:p>https://www.aliexpress.com/item/0603-SMD-Capacitor-assorted-kit-36values-20pcs-720pcs-1pF-10uF-Samples-Kit-electronic-diy-kit/32817046315.html?spm=2114.search0104.3.1.47967b2bHeWhWk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27fe8c79-e4dd-4d7e-923b-a858c179009c-0&amp;algo_pvid=27fe8c79-e4dd-4d7e-923b-a858c179009c&amp;priceBeautifyAB=1</text:p>
          </table:table-cell>
        </table:table-row>
        <table:table-row table:style-name="ro1">
          <table:table-cell/>
          <table:table-cell office:value-type="string" calcext:value-type="string">
            <text:p>10 nF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 µF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 PINS</text:p>
          </table:table-cell>
          <table:table-cell office:value-type="string" calcext:value-type="string">
            <text:p>5x 40 pin</text:p>
          </table:table-cell>
          <table:table-cell office:value-type="float" office:value="200" calcext:value-type="float">
            <text:p>200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string" calcext:value-type="string">
            <text:p>https://www.aliexpress.com/item/Promotion-5-PCS-Pack-40-Pin-2-54mm-Single-Row-Straight-Male-Female-Pin-Header-Strip/32598438788.html?spm=2114.search0104.3.23.252a42a0n6WNJI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cbe5bac2-a481-42aa-9dfc-d7c7893bfe5b-3&amp;algo_pvid=cbe5bac2-a481-42aa-9dfc-d7c7893bfe5b&amp;priceBeautifyAB=1</text:p>
          </table:table-cell>
        </table:table-row>
        <table:table-row table:style-name="ro1">
          <table:table-cell office:value-type="string" calcext:value-type="string">
            <text:p>CONN USB</text:p>
          </table:table-cell>
          <table:table-cell office:value-type="string" calcext:value-type="string">
            <text:p>Micro female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string" calcext:value-type="string">
            <text:p>https://www.aliexpress.com/item/Free-Shipping-10pcs-Micro-USB-5pin-B-type-Female-Connector-For-Mobile-Phone-Micro-USB/32696736555.html?s=p&amp;ws_ab_test=searchweb0_0,searchweb201602_4_10152_10151_10065_10344_10068_10342_10343_10059_10340_10314_10341_10534_100031_10084_10604_10083_10103_10307_10615_10303_10142,searchweb201603_32,ppcSwitch_4&amp;algo_expid=98ce454b-56c5-4d0a-ac45-41c21b12a34c-4&amp;algo_pvid=98ce454b-56c5-4d0a-ac45-41c21b12a34c&amp;priceBeautifyAB=0</text:p>
          </table:table-cell>
        </table:table-row>
        <table:table-row table:style-name="ro1">
          <table:table-cell office:value-type="string" calcext:value-type="string">
            <text:p>NPN TRANS</text:p>
          </table:table-cell>
          <table:table-cell office:value-type="string" calcext:value-type="string">
            <text:p>SOT-23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https://www.aliexpress.com/item/Free-Shipping-100PCS-SMD-S8050-J3Y-NPN-SMD-Transistor-SOT-23/793888983.html?ws_ab_test=searchweb0_0,searchweb201602_4_10152_10151_10065_10344_10068_10342_10343_10059_10340_10314_10341_10534_100031_10084_10604_10083_10103_10307_10615_10303_10142,searchweb201603_32,ppcSwitch_4&amp;algo_expid=ef510f3a-2ad9-451c-839a-2fa7b17fa03c-0&amp;algo_pvid=ef510f3a-2ad9-451c-839a-2fa7b17fa03c&amp;priceBeautifyAB=0</text:p>
          </table:table-cell>
        </table:table-row>
        <table:table-row table:style-name="ro1">
          <table:table-cell office:value-type="string" calcext:value-type="string">
            <text:p>SMD RES KIT</text:p>
          </table:table-cell>
          <table:table-cell office:value-type="string" calcext:value-type="string">
            <text:p>10k 0603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https://www.aliexpress.com/item/Free-shipping-Hot-sale-0603-SMD-Resistor-Kit-Assorted-Kit-1ohm-10M-ohm-1-36valuesX20pcs-720pcs/32359683117.html?spm=2114.search0104.3.1.6515c851c4Wxf1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776daf57-cfcc-4d5d-91bd-4aef6e4736af-0&amp;algo_pvid=776daf57-cfcc-4d5d-91bd-4aef6e4736af&amp;priceBeautifyAB=1</text:p>
          </table:table-cell>
        </table:table-row>
        <table:table-row table:style-name="ro1">
          <table:table-cell/>
          <table:table-cell office:value-type="string" calcext:value-type="string">
            <text:p>1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5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k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7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 PTC</text:p>
          </table:table-cell>
          <table:table-cell office:value-type="string" calcext:value-type="string">
            <text:p>500 mA 0805</text:p>
          </table:table-cell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string" calcext:value-type="string">
            <text:p>https://www.aliexpress.com/item/20PCS-0805-500MA-0-5A-SMD-PTC-resettable-fuse/32705112154.html?ws_ab_test=searchweb0_0,searchweb201602_4_10152_10151_10065_10344_10068_10342_10343_10059_10340_10314_10341_10534_100031_10084_10604_10083_10103_10307_10615_10303_10142,searchweb201603_32,ppcSwitch_4&amp;algo_expid=540ea1f9-e552-44ed-aa49-a5fff85291b7-3&amp;algo_pvid=540ea1f9-e552-44ed-aa49-a5fff85291b7&amp;priceBeautifyAB=0</text:p>
          </table:table-cell>
        </table:table-row>
        <table:table-row table:style-name="ro1">
          <table:table-cell office:value-type="string" calcext:value-type="string">
            <text:p>SMD SWITCH</text:p>
          </table:table-cell>
          <table:table-cell office:value-type="string" calcext:value-type="string">
            <text:p>SPDT slide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https://www.aliexpress.com/item/MINI-micro-Slide-Switch-On-OFF-2-Position-1P2T-SPDT-Miniature-Horizontal-Slide-Switch-SMD-7/32841341185.html?spm=2114.search0104.3.93.c72368eWCt0eN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9670bd5f-cb92-483b-8dc5-f18420be6ffa-13&amp;algo_pvid=9670bd5f-cb92-483b-8dc5-f18420be6ffa&amp;priceBeautifyAB=1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HT tactile</text:p>
          </table:table-cell>
          <table:table-cell office:value-type="float" office:value="100" calcext:value-type="float">
            <text:p>100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string" calcext:value-type="string">
            <text:p>https://www.aliexpress.com/item/100pcs-6-6-5mm-4pin-Quality-Mini-Micro-Momentary-Tactile-Push-Button-Switch/32753141267.html?ws_ab_test=searchweb0_0,searchweb201602_4_10152_10151_10065_10344_10068_10342_10343_10059_10340_10314_10341_10534_100031_10084_10604_10083_10103_10307_10615_10303_10142,searchweb201603_32,ppcSwitch_4&amp;algo_expid=c17ea4dc-8590-4643-9c72-f15e9de75da3-30&amp;algo_pvid=c17ea4dc-8590-4643-9c72-f15e9de75da3&amp;priceBeautifyAB=0</text:p>
          </table:table-cell>
        </table:table-row>
        <table:table-row table:style-name="ro1">
          <table:table-cell office:value-type="string" calcext:value-type="string">
            <text:p>SMD MCU</text:p>
          </table:table-cell>
          <table:table-cell office:value-type="string" calcext:value-type="string">
            <text:p>stm32f030f4p6</text:p>
          </table:table-cell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,92</text:p>
          </table:table-cell>
          <table:table-cell/>
          <table:table-cell office:value-type="string" calcext:value-type="string">
            <text:p>https://www.aliexpress.com/item/Free-Shipping-10PCS-STM32F030F4P6-STM32F030/32533209137.html?spm=2114.search0104.3.15.3e7490e8LYod8I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4d2fbbc9-72b1-4e60-ae22-5b542cb99b10-2&amp;algo_pvid=4d2fbbc9-72b1-4e60-ae22-5b542cb99b10&amp;priceBeautifyAB=1</text:p>
          </table:table-cell>
        </table:table-row>
        <table:table-row table:style-name="ro1">
          <table:table-cell office:value-type="string" calcext:value-type="string">
            <text:p>LDO</text:p>
          </table:table-cell>
          <table:table-cell office:value-type="string" calcext:value-type="string">
            <text:p>3.3V SOT-23-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https://www.aliexpress.com/item/Original-XC6228D332VR-G-SOT-23-5-3-3V-Low-Dropout-Linear-Regulator-5pcs-lot/32829424231.html?spm=2114.search0104.3.9.76a08629D7dau9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970e648a-dc2c-451e-a505-2ce8507b618f-1&amp;algo_pvid=970e648a-dc2c-451e-a505-2ce8507b618f&amp;priceBeautifyAB=1</text:p>
          </table:table-cell>
        </table:table-row>
        <table:table-row table:style-name="ro1">
          <table:table-cell office:value-type="string" calcext:value-type="string">
            <text:p>SMART LED</text:p>
          </table:table-cell>
          <table:table-cell office:value-type="string" calcext:value-type="string">
            <text:p>WS2812B</text:p>
          </table:table-cell>
          <table:table-cell office:value-type="float" office:value="100" calcext:value-type="float">
            <text:p>100</text:p>
          </table:table-cell>
          <table:table-cell office:value-type="float" office:value="6.92" calcext:value-type="float">
            <text:p>6,92</text:p>
          </table:table-cell>
          <table:table-cell/>
          <table:table-cell office:value-type="string" calcext:value-type="string">
            <text:p>https://de.aliexpress.com/item/10-1000pcs-WS2812B-4pins-5050-SMD-Black-White-version-WS2812-Individually-Addressable-Digital-RGB-LED-Chip/32453497583.html?spm=a2g0x.search0104.3.17.2c02fd56HnXcQf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413fc2f7-4fe4-4248-b44c-4eebb76f8d04-2&amp;algo_pvid=413fc2f7-4fe4-4248-b44c-4eebb76f8d04&amp;priceBeautifyAB=1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50k RV09</text:p>
          </table:table-cell>
          <table:table-cell office:value-type="float" office:value="10" calcext:value-type="float">
            <text:p>10</text:p>
          </table:table-cell>
          <table:table-cell office:value-type="float" office:value="2.34" calcext:value-type="float">
            <text:p>2,34</text:p>
          </table:table-cell>
          <table:table-cell/>
          <table:table-cell office:value-type="string" calcext:value-type="string">
            <text:p>https://de.aliexpress.com/item/5PCS-LOT-B50K-B503-RV09-Potentiometer-Adjustable-Resistance-12-5mm-Shaft-3-Pins-0932-Vertical-adjustable/32803687010.html?spm=a2g0x.search0104.3.30.b891a37xtOh9j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e8ef6dcf-0bac-4821-9a2b-b311ff584833-4&amp;algo_pvid=e8ef6dcf-0bac-4821-9a2b-b311ff584833&amp;priceBeautifyAB=1</text:p>
          </table:table-cell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8MHz 0805</text:p>
          </table:table-cell>
          <table:table-cell office:value-type="float" office:value="10" calcext:value-type="float">
            <text:p>10</text:p>
          </table:table-cell>
          <table:table-cell office:value-type="float" office:value="3.12" calcext:value-type="float">
            <text:p>3,12</text:p>
          </table:table-cell>
          <table:table-cell/>
          <table:table-cell office:value-type="string" calcext:value-type="string">
            <text:p>https://de.aliexpress.com/store/product/Free-shiiping-10pcs-8MHz-10pF-3Pin-3213-smd-quartz-resonator-Crystal-oscillator/506373_32326095241.html?spm=a2g0x.10010108.1000023.18.1d4ddc19eVdq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m:</text:p>
          </table:table-cell>
          <table:table-cell table:formula="of:=SUM([.D3:.D24])" office:value-type="float" office:value="37.8" calcext:value-type="float">
            <text:p>37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pping add: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:</text:p>
          </table:table-cell>
          <table:table-cell table:formula="of:=SUM([.D25:.D26])" office:value-type="float" office:value="38.24" calcext:value-type="float">
            <text:p>38,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3:08:28.002986170</meta:creation-date>
    <dc:date>2018-01-22T13:09:22.154487460</dc:date>
    <meta:editing-duration>PT54S</meta:editing-duration>
    <meta:editing-cycles>1</meta:editing-cycles>
    <meta:document-statistic meta:table-count="1" meta:cell-count="105" meta:object-count="0"/>
    <meta:generator>LibreOffice/5.3.1.2$Linux_X86_64 LibreOffice_project/30m0$Build-2</meta:generator>
  </office:meta>
</office:document-meta>
</file>